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FDE0DF68D11D50D2.png" manifest:media-type="image/png"/>
  <manifest:file-entry manifest:full-path="Pictures/1000000000000556000003000BAE5A3D0B48D28B.png" manifest:media-type="image/png"/>
  <manifest:file-entry manifest:full-path="Pictures/100000000000055600000300AAFAA19F08DD3F17.png" manifest:media-type="image/png"/>
  <manifest:file-entry manifest:full-path="Pictures/100000000000055600000300AABA0DAE968FA84F.png" manifest:media-type="image/png"/>
  <manifest:file-entry manifest:full-path="Pictures/100000000000055600000300DF014FA63BE79B7A.png" manifest:media-type="image/png"/>
  <manifest:file-entry manifest:full-path="Pictures/100000000000055600000300DA7FB22CA9C8EFD7.png" manifest:media-type="image/png"/>
  <manifest:file-entry manifest:full-path="Pictures/100000000000055600000300591ED852748F4D0F.png" manifest:media-type="image/png"/>
  <manifest:file-entry manifest:full-path="Pictures/100000000000055600000300EEE90155714043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5ca" officeooo:paragraph-rsid="000295ca"/>
    </style:style>
    <style:style style:name="P2" style:family="paragraph" style:parent-style-name="Standard">
      <style:text-properties officeooo:rsid="000295ca" officeooo:paragraph-rsid="0003e447"/>
    </style:style>
    <style:style style:name="T1" style:family="text">
      <style:text-properties officeooo:rsid="0003e4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us Alves de Freitas</text:p>
      <text:p text:style-name="P1"><draw:frame draw:style-name="fr1" draw:name="Figura1" text:anchor-type="char" svg:width="18.336cm" svg:height="11.815cm" draw:z-index="0"><draw:image xlink:href="Pictures/100000000000055600000300FDE0DF68D11D50D2.png" xlink:type="simple" xlink:show="embed" xlink:actuate="onLoad" draw:mime-type="image/png"/></draw:frame>Ex n° 1</text:p>
      <text:p text:style-name="P1"/>
      <text:p text:style-name="P1"><draw:frame draw:style-name="fr1" draw:name="Figura2" text:anchor-type="char" svg:width="18.778cm" svg:height="11.425cm" draw:z-index="1"><draw:image xlink:href="Pictures/100000000000055600000300AABA0DAE968FA84F.png" xlink:type="simple" xlink:show="embed" xlink:actuate="onLoad" draw:mime-type="image/png"/></draw:frame>Ex n°2</text:p>
      <text:p text:style-name="P1"/>
      <text:p text:style-name="P1"><draw:frame draw:style-name="fr1" draw:name="Figura3" text:anchor-type="char" svg:width="19.142cm" svg:height="11.829cm" draw:z-index="2"><draw:image xlink:href="Pictures/100000000000055600000300DF014FA63BE79B7A.png" xlink:type="simple" xlink:show="embed" xlink:actuate="onLoad" draw:mime-type="image/png"/></draw:frame><text:soft-page-break/>Ex n°3</text:p>
      <text:p text:style-name="P1"/>
      <text:p text:style-name="P1"><draw:frame draw:style-name="fr1" draw:name="Figura4" text:anchor-type="char" svg:width="18.187cm" svg:height="12.308cm" draw:z-index="3"><draw:image xlink:href="Pictures/100000000000055600000300AAFAA19F08DD3F17.png" xlink:type="simple" xlink:show="embed" xlink:actuate="onLoad" draw:mime-type="image/png"/></draw:frame>Ex n°4</text:p>
      <text:p text:style-name="P1"><draw:frame draw:style-name="fr1" draw:name="Figura5" text:anchor-type="char" svg:width="18.895cm" svg:height="10.622cm" draw:z-index="4"><draw:image xlink:href="Pictures/100000000000055600000300591ED852748F4D0F.png" xlink:type="simple" xlink:show="embed" xlink:actuate="onLoad" draw:mime-type="image/png"/></draw:frame><text:soft-page-break/>Ex n°5</text:p>
      <text:p text:style-name="P1"/>
      <text:p text:style-name="P2"><draw:frame draw:style-name="fr1" draw:name="Figura6" text:anchor-type="char" svg:width="19.353cm" svg:height="10.88cm" draw:z-index="5"><draw:image xlink:href="Pictures/1000000000000556000003000BAE5A3D0B48D28B.png" xlink:type="simple" xlink:show="embed" xlink:actuate="onLoad" draw:mime-type="image/png"/></draw:frame>Ex n°<text:span text:style-name="T1">6</text:span></text:p>
      <text:p text:style-name="P2"/>
      <text:p text:style-name="P2"><draw:frame draw:style-name="fr1" draw:name="Figura7" text:anchor-type="char" svg:width="19.814cm" svg:height="12.435cm" draw:z-index="6"><draw:image xlink:href="Pictures/100000000000055600000300EEE90155714043DA.png" xlink:type="simple" xlink:show="embed" xlink:actuate="onLoad" draw:mime-type="image/png"/></draw:frame><text:soft-page-break/>Ex n°<text:span text:style-name="T1">8</text:span></text:p>
      <text:p text:style-name="P2"><draw:frame draw:style-name="fr1" draw:name="Figura8" text:anchor-type="char" svg:width="20.001cm" svg:height="12.007cm" draw:z-index="7"><draw:image xlink:href="Pictures/100000000000055600000300DA7FB22CA9C8EFD7.png" xlink:type="simple" xlink:show="embed" xlink:actuate="onLoad" draw:mime-type="image/png"/></draw:frame>Ex n°<text:span text:style-name="T1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6T22:06:48.996000000</meta:creation-date>
    <dc:date>2021-08-26T22:24:04.834000000</dc:date>
    <meta:editing-duration>PT6M45S</meta:editing-duration>
    <meta:editing-cycles>1</meta:editing-cycles>
    <meta:document-statistic meta:table-count="0" meta:image-count="8" meta:object-count="0" meta:page-count="4" meta:paragraph-count="9" meta:word-count="21" meta:character-count="73" meta:non-whitespace-character-count="61"/>
    <meta:generator>LibreOffice/7.1.5.2$Windows_x86 LibreOffice_project/85f04e9f809797b8199d13c421bd8a2b025d52b5</meta:generator>
  </office:meta>
</office:document-meta>
</file>